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Text_20_body" style:list-style-name="L6">
    </style:style>
    <style:style style:name="P136" style:family="paragraph" style:parent-style-name="Text_20_body" style:list-style-name="L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8">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565*"/>
    </style:style>
    <style:style style:name="Table1.B" style:family="table-column">
      <style:table-column-properties style:rel-column-width="9637*"/>
    </style:style>
    <style:style style:name="Table1.C" style:family="table-column">
      <style:table-column-properties style:rel-column-width="44332*"/>
    </style:style>
  </office:automatic-styles>
  <office:body>
    <office:text>
      <text:h text:style-name="Heading_20_1" text:outline-level="1"><text:bookmark-start text:name="tableau-de-répartition-des-personnes-par-groupe"/>Tableau de répartition des personnes par groupe<text:bookmark-end text:name="tableau-de-répartition-des-personnes-par-group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Groupe</text:p>
            </table:table-cell>
            <table:table-cell table:style-name="TableHeaderRowCell" office:value-type="string">
              <text:p text:style-name="Table_20_Heading">Tâche</text:p>
            </table:table-cell>
            <table:table-cell table:style-name="TableHeaderRowCell" office:value-type="string">
              <text:p text:style-name="Table_20_Heading">Composition des groupes</text:p>
            </table:table-cell>
          </table:table-row>
        </table:table-header-rows>
        <table:table-row>
          <table:table-cell table:style-name="TableRowCell" office:value-type="string">
            <text:p text:style-name="Table_20_Contents">Groupe 1</text:p>
          </table:table-cell>
          <table:table-cell table:style-name="TableRowCell" office:value-type="string">
            <text:p text:style-name="Table_20_Contents">Fichier EAD : production de l’en-tête du fichier (élément ) ; contrôle de cohérence et de qualité du fichier EAD ; rédaction d’un fichier externe de documentation explicitant les choix faits</text:p>
          </table:table-cell>
          <table:table-cell table:style-name="TableRowCell" office:value-type="string">
            <text:p text:style-name="Table_20_Contents">Zoé Cappe, Sébastien Biay, Victor Boby</text:p>
          </table:table-cell>
        </table:table-row>
        <table:table-row>
          <table:table-cell table:style-name="TableRowCell" office:value-type="string">
            <text:p text:style-name="Table_20_Contents">Groupe 2</text:p>
          </table:table-cell>
          <table:table-cell table:style-name="TableRowCell" office:value-type="string">
            <text:p text:style-name="Table_20_Contents">Fichier EAD : encodage des informations de description globale du versement (pages 2-4) ; indexation du fichier</text:p>
          </table:table-cell>
          <table:table-cell table:style-name="TableRowCell" office:value-type="string">
            <text:p text:style-name="Table_20_Contents">Maxime Humeau, Virgile Reignier, Valentin De Craene</text:p>
          </table:table-cell>
        </table:table-row>
        <table:table-row>
          <table:table-cell table:style-name="TableRowCell" office:value-type="string">
            <text:p text:style-name="Table_20_Contents">Groupe 3</text:p>
          </table:table-cell>
          <table:table-cell table:style-name="TableRowCell" office:value-type="string">
            <text:p text:style-name="Table_20_Contents">Fichier EAD : encodage de la description des dossiers conservés sous les cotes 20110282/1 à 20110282/21 inclus (p. 6-12)</text:p>
          </table:table-cell>
          <table:table-cell table:style-name="TableRowCell" office:value-type="string">
            <text:p text:style-name="Table_20_Contents">Elsa Falcoz, Ariane Menu, Kelly Christensen</text:p>
          </table:table-cell>
        </table:table-row>
        <table:table-row>
          <table:table-cell table:style-name="TableRowCell" office:value-type="string">
            <text:p text:style-name="Table_20_Contents">Groupe 4</text:p>
          </table:table-cell>
          <table:table-cell table:style-name="TableRowCell" office:value-type="string">
            <text:p text:style-name="Table_20_Contents">Fichier EAD : encodage de la description des dossiers conservés sous les cotes 20110282/22 à 20110828/40 inclus (p.12-18)</text:p>
          </table:table-cell>
          <table:table-cell table:style-name="TableRowCell" office:value-type="string">
            <text:p text:style-name="Table_20_Contents">Baudoin Davoury, Esteban Sánchez Oeconomo, Teresa Knapowska</text:p>
          </table:table-cell>
        </table:table-row>
        <table:table-row>
          <table:table-cell table:style-name="TableRowCell" office:value-type="string">
            <text:p text:style-name="Table_20_Contents">Groupe 5</text:p>
          </table:table-cell>
          <table:table-cell table:style-name="TableRowCell" office:value-type="string">
            <text:p text:style-name="Table_20_Contents">Fichier EAD : encodage de la description des dossiers conservés sous les cotes 20110282/41 à 20110282/59 inclus (p. 18-26)</text:p>
          </table:table-cell>
          <table:table-cell table:style-name="TableRowCell" office:value-type="string">
            <text:p text:style-name="Table_20_Contents">Soline Doat, Margaux Faure, Anaïs Mazoué</text:p>
          </table:table-cell>
        </table:table-row>
        <table:table-row>
          <table:table-cell table:style-name="TableRowCell" office:value-type="string">
            <text:p text:style-name="Table_20_Contents">Groupe 6</text:p>
          </table:table-cell>
          <table:table-cell table:style-name="TableRowCell" office:value-type="string">
            <text:p text:style-name="Table_20_Contents">Fichier EAD : encodage de la description des dossiers conservés sous les cotes 20110282/60 à 20110282/74 inclus (p. 26-33)</text:p>
          </table:table-cell>
          <table:table-cell table:style-name="TableRowCell" office:value-type="string">
            <text:p text:style-name="Table_20_Contents">Anahi Haedo, Paul Kervegan, Kristina Konstantinova</text:p>
          </table:table-cell>
        </table:table-row>
        <table:table-row>
          <table:table-cell table:style-name="TableRowCell" office:value-type="string">
            <text:p text:style-name="Table_20_Contents">Groupe 7</text:p>
          </table:table-cell>
          <table:table-cell table:style-name="TableRowCell" office:value-type="string">
            <text:p text:style-name="Table_20_Contents">Fichier EAC-CPF : enrichissement de la notice du producteur FRAN_NP_005412.xml</text:p>
          </table:table-cell>
          <table:table-cell table:style-name="TableRowCell" office:value-type="string">
            <text:p text:style-name="Table_20_Contents">Lien Ceard, Fanny Lebreton, Cécile Sajdak</text:p>
          </table:table-cell>
        </table:table-row>
      </table:table>
      <text:h text:style-name="Heading_20_1" text:outline-level="1"><text:bookmark-start text:name="documentation-de-lencodage-le-fichier-ead"/>Documentation de l’encodage : le fichier EAD<text:bookmark-end text:name="documentation-de-lencodage-le-fichier-ead"/></text:h>
      <text:p text:style-name="First_20_paragraph">La documentation de l’encodage de l’instrument de recherche en XML-EAD et EAC-CPF selon les normes ISAD(G) et ISAAR(CPF) se base sur l’<text:span text:style-name="T1">Abrégé d’archivistique. Principes et pratiques du métier d’archiviste</text:span>, 4e édition, refondue et augmentée, Association des archivistes français, Paris, 2020, et l’<text:a xlink:type="simple" xlink:href="https://francearchives.fr/file/0def64f5a10f3f1ae03fdea59399a3e0755ef157/static_1066.pdf" office:name=""><text:span text:style-name="Definition"><text:span text:style-name="T1">Encoded Archival Description Tag Library</text:span></text:span></text:a>, version 2002, Society of American Archivists, 2004</text:p>
      <text:h text:style-name="Heading_20_2" text:outline-level="2"><text:bookmark-start text:name="le-eadheader"/>Le eadheader<text:bookmark-end text:name="le-eadheader"/></text:h>
      <text:p text:style-name="First_20_paragraph">L’élément <text:span text:style-name="Source_Text">&lt;eadid&gt;</text:span>, en tête de fichier, est obligatoire: il sert à indiquer l’identifiant unique de l’instrument de recherche encodé.</text:p>
      <text:h text:style-name="Heading_20_3" text:outline-level="3"><text:bookmark-start text:name="le-filedesc-description-de-linstrument-de-recherche-dorigine"/>Le filedesc : Description de l’instrument de recherche d’origine<text:bookmark-end text:name="le-filedesc-description-de-linstrument-de-recherche-dorigine"/></text:h>
      <text:p text:style-name="First_20_paragraph">L’élément <text:span text:style-name="Source_Text">&lt;filedesc&gt;</text:span> sert à donner des renseignements sur l’instrument de recherche d’origine, qui est encodé en XML-EAD.</text:p>
      <text:list text:style-name="L1">
        <text:list-item>
          <text:p text:style-name="P1">Au sein de cet élément, on retrouve l’élément <text:span text:style-name="Source_Text">&lt;titlestmt&gt;</text:span>. Il englobe l’élément <text:span text:style-name="Source_Text">&lt;titleproper&gt;</text:span> (obligatoire), il contient le titre complet de l’instrument de recherche; ainsi que l’élément <text:span text:style-name="Source_Text">&lt;subtitle&gt;</text:span>, qui est utilisé pour donner des informations complémentaires sur le type d’instrument de recherche qui est encodé (dans notre cas : “Répertoire numérique”). On y trouve aussi l’élément <text:span text:style-name="Source_Text">&lt;author&gt;</text:span> qui sert à décrire les auteurs de l’instrument de recherche d’origine : selon la DTD SIA, ils sont tous regroupés dans un seul élément.</text:p>
        </text:list-item>
        <text:list-item>
          <text:p text:style-name="P1">Vient ensuite l’élément <text:span text:style-name="Source_Text">&lt;editionstmt&gt;</text:span> dans lequel se trouve <text:span text:style-name="Source_Text">&lt;edition&gt;</text:span>: facultatif, il permet de donner des informations sur la forme de l’instrument de recherche encodé (dans notre cas, une première édition électronique).</text:p>
        </text:list-item>
        <text:list-item>
          <text:p text:style-name="P1">Le <text:span text:style-name="Source_Text">&lt;publicationstmt&gt;</text:span> donne des informations sur la publication ou la diffusion de l’instrument de recherche. Il contient l’élément <text:span text:style-name="Source_Text">&lt;publisher&gt;</text:span>, qui donne le nom du responsable de publication, son adresse dans un élément <text:span text:style-name="Source_Text">&lt;address&gt;</text:span>, et la date de publication dans un élément <text:span text:style-name="Source_Text">&lt;date&gt;</text:span>, qui est enrichi d’un attribut <text:span text:style-name="Source_Text">@normal</text:span> dans lequel on trouve ladite date sous sa forme normalisée.</text:p>
        </text:list-item>
      </text:list>
      <text:h text:style-name="Heading_20_3" text:outline-level="3"><text:bookmark-start text:name="le-profiledesc-description-de-linstrument-de-recherche-encodé-en-xml-ead"/>Le profiledesc : Description de l’instrument de recherche encodé en XML-EAD<text:bookmark-end text:name="le-profiledesc-description-de-linstrument-de-recherche-encodé-en-xml-ead"/></text:h>
      <text:p text:style-name="First_20_paragraph">L’élément <text:span text:style-name="Source_Text">&lt;profiledesc&gt;</text:span> sert à donner des renseignements sur l’instrument de recherche encodé en XML-EAD à partir de sa première forme (dans notre cas, donc, une première édition éléctronique).</text:p>
      <text:p text:style-name="Text_20_body">Il comprend un premier élément <text:span text:style-name="Source_Text">&lt;creation&gt;</text:span>, dans lequel est présenté le contexte de création de l’instrument de recherche en XML-EAD, ainsi que ses auteurs.</text:p>
      <text:p text:style-name="Text_20_body">On y trouve aussi l’élément <text:span text:style-name="Source_Text">&lt;langusage&gt;</text:span>, dans lequel on précise la langue utilisée pour l’encodage de l’instrument de recherche dans un (ou des) élément(s) <text:span text:style-name="Source_Text">&lt;language&gt;</text:span>. Cet élément doit prendre pour attribut <text:span text:style-name="Source_Text">@langcode</text:span> le code (en trois caractères) de langue utilisée selon la norme ISO639-2b.</text:p>
      <text:p text:style-name="Text_20_body">L’élément <text:span text:style-name="Source_Text">&lt;descrules&gt;</text:span> est utilisé pour présentater les normes et règles suivies pour l’encodage de l’instrument de recherche.</text:p>
      <text:h text:style-name="Heading_20_3" text:outline-level="3"><text:bookmark-start text:name="le-revisiondesc-suivi-des-versions"/>Le revisiondesc : Suivi des versions<text:bookmark-end text:name="le-revisiondesc-suivi-des-versions"/></text:h>
      <text:p text:style-name="First_20_paragraph">L’élément <text:span text:style-name="Source_Text">&lt;revisiondesc&gt;</text:span> sert à suivre les différentes modifications qui peuvent être effectuées sur l’instrument de recherche encodé en XML-EAD après sa première publication, ce qui permet un meilleur suivi de ses différentes versions. Dans le cas du présent travail d’encodage, il n’est pas utilisé car l’instrument de recherche est en cours de rédaction, mais il y est placé en prévision des futures modifications qu’il subira.</text:p>
      <text:p text:style-name="Text_20_body">Chaque modification devra y être indiquée dans un élément <text:span text:style-name="Source_Text">&lt;change&gt;</text:span>, dans lequel on en indiquera la date dans un élément <text:span text:style-name="Source_Text">&lt;date&gt;</text:span>, et son objet dans un élément <text:span text:style-name="Source_Text">&lt;item&gt;</text:span>.</text:p>
      <text:h text:style-name="Heading_20_2" text:outline-level="2"><text:bookmark-start text:name="le-archdesc-description-de-lensemble-documentaire"/>Le archdesc : description de l’ensemble documentaire<text:bookmark-end text:name="le-archdesc-description-de-lensemble-documentaire"/></text:h>
      <text:p text:style-name="First_20_paragraph">L’élément <text:span text:style-name="Source_Text">&lt;archdesc&gt;</text:span> sert à décrire le fonds dans son ensemble. Il prend un attribut <text:span text:style-name="Source_Text">@level</text:span> (obligatoire) qui permet de préciser le niveau description : dans le cas de la présente édition, il s’agit d’une description au niveau du fonds. L’élément se présente donc ainsi : <text:span text:style-name="Source_Text">&lt;archdesc level="fonds"&gt;</text:span>.</text:p>
      <text:p text:style-name="Text_20_body">Il comprend en premier lieu un élément <text:span text:style-name="Source_Text">&lt;did&gt;</text:span> dans lequel se trouvent les principales informations de description du fonds:</text:p>
      <text:list text:style-name="L2">
        <text:list-item>
          <text:p text:style-name="P2">L’élément <text:span text:style-name="Source_Text">&lt;unitid&gt;</text:span> dans lequel sont indiquées les cotes extrêmes des unités documentaires du fonds. Son attribut <text:span text:style-name="Source_Text">@type</text:span> permet de donner une indication supplémentaire sur le type de cote dont il s’agit.</text:p>
        </text:list-item>
        <text:list-item>
          <text:p text:style-name="P2">L’élément<text:span text:style-name="Source_Text">&lt;unttitle&gt;</text:span> sert à indiquer l’intitulé du fonds.</text:p>
        </text:list-item>
        <text:list-item>
          <text:p text:style-name="P2">L’élément <text:span text:style-name="Source_Text">&lt;unitdate&gt;</text:span> sert à indiquer les dates du fonds, ou la période qui le concerne, avec les dates extrêmes, dont la forme normalisée est donnée par l’attribut <text:span text:style-name="Source_Text">@normal</text:span>.</text:p>
        </text:list-item>
        <text:list-item>
          <text:p text:style-name="P2">Dans un élément <text:span text:style-name="Source_Text">&lt;origination&gt;</text:span>, on décrit le producteur. Celui du présent fonds étant une organisation et non une personne physique, c’est l’élément <text:span text:style-name="Source_Text">&lt;corpname&gt;</text:span> qui a été utilisé pour le décrire. Il prend un attribut <text:span text:style-name="Source_Text">@authfilenumber</text:span> qui permet de le lier à la notice EAC-CPF du producteur : ici <text:span text:style-name="Source_Text">&lt;corpname authfilenumber="FRAN_NP_005412"&gt;Conservation régionale des monuments historiques d'Île-de-France&lt;/corpname&gt;</text:span></text:p>
        </text:list-item>
        <text:list-item>
          <text:p text:style-name="P2">Dans le <text:span text:style-name="Source_Text">&lt;physdesc&gt;</text:span>, on décrit les documents physiques et leur conditionnement: dans le cas présent, on utilise un élément <text:span text:style-name="Source_Text">&lt;extent&gt;</text:span> pour donner des informations sur l’importance matérielle du fonds, et un élément <text:span text:style-name="Source_Text">&lt;dimensions&gt;</text:span> pour en préciser les dimensions en mètres linéaires.</text:p>
        </text:list-item>
      </text:list>
      <text:p text:style-name="First_20_paragraph">Après le <text:span text:style-name="Source_Text">&lt;did&gt;</text:span>, un élément <text:span text:style-name="Source_Text">&lt;accessrestrict&gt;</text:span> est utilisé pour préciser les conditions d’accès et de communicabilité aux documents du fonds, qui sont renseignées dans un élément <text:span text:style-name="Source_Text">&lt;p&gt;</text:span> (paragraphe).</text:p>
      <text:p text:style-name="Text_20_body">Les conditions d’utilisations sont ensuite précisées dans un autre élément <text:span text:style-name="Source_Text">&lt;userestrict&gt;</text:span>, au sein d’éléments <text:span text:style-name="Source_Text">&lt;p&gt;</text:span>.</text:p>
      <text:p text:style-name="Text_20_body">L’élément <text:span text:style-name="Source_Text">&lt;acqinfo&gt;</text:span> sert à décrire l’historique des versements du fonds aux Archives nationales. Chaque versement y est indiqué dans un élément <text:span text:style-name="Source_Text">&lt;p&gt;</text:span> distinct s’il y a besoin d’en indiquer plusieurs, et les dates de versements sont indiquées dans des éléments <text:span text:style-name="Source_Text">&lt;date&gt;</text:span>.</text:p>
      <text:p text:style-name="Text_20_body">L’élément <text:span text:style-name="Source_Text">&lt;bioghist&gt;</text:span> sert à donner des renseignements sur l’histoire du producteur. Le texte y est structuré en un ou plusieurs paragraphes <text:span text:style-name="Source_Text">&lt;p&gt;</text:span> au sein de cet élément. Il peut sembler redondant avec la notice EAC-CPF qui décrit aussi le producteur : cette question a fait l’objet de discussions entre les groupes, et il a été décidé de conserver le <text:span text:style-name="Source_Text">&lt;bioghist&gt;</text:span> en plus de la notice en EAC-CPF. En effet, un utilisateur peut ne consulter que l’instrument de recherche et non la notice sur le producteur, ces informations peuvent donc lui être utiles. De même, il est utile de fournir ces informations aussi dans la notice EAC-CPF, car un utilisateur peut la consulter sans nécessairement chercher des informations dans cet instrument de recherche en particulier.</text:p>
      <text:p text:style-name="Text_20_body">L’élément <text:span text:style-name="Source_Text">&lt;custodhist&gt;</text:span> sert à retracer l’historique de la conservation des documents avant leur versement aux Archives nationales. Chaque étape est indiquée dans un <text:span text:style-name="Source_Text">&lt;p&gt;</text:span> distinct.</text:p>
      <text:p text:style-name="Text_20_body">L’élément <text:span text:style-name="Source_Text">&lt;arrangement&gt;</text:span> sert à donner des informations sur la façon dont les archives sont organisées selon le plan de classement. Les différentes explications sont données dans un élément englobant <text:span text:style-name="Source_Text">&lt;list&gt;</text:span>, avec un élément <text:span text:style-name="Source_Text">&lt;item&gt;</text:span> pour chaque explication.</text:p>
      <text:p text:style-name="Text_20_body">Les différents types de versements liés au fonds décrit dans l’instrument de recherche sont répartis dans deux types d’éléments:</text:p>
      <text:list text:style-name="L3">
        <text:list-item>
          <text:p text:style-name="P3">Le premier est l’élément <text:span text:style-name="Source_Text">&lt;separatedmaterial&gt;</text:span> : il concerne les autres versements liés au fonds décrit qui ont le même producteur. Les divers items ont été placés dans des paragraphes <text:span text:style-name="Source_Text">&lt;p&gt;</text:span> au lieu d’une liste afin de créer des liens vers les instruments de recherche existant en ligne, dans les cas où ils ont pu être trouvés. Une liste aurait été plus adaptée pour ce cas mais selon la DTD il n’est pas autorisé d’insérer des <text:span text:style-name="Source_Text">&lt;ref&gt;</text:span> dans des <text:span text:style-name="Source_Text">&lt;item&gt;</text:span>. Nous avons donc été contraints de choisir la forme d’une suite de paragraphes <text:span text:style-name="Source_Text">&lt;p&gt;</text:span>.</text:p>
        </text:list-item>
        <text:list-item>
          <text:p text:style-name="P3">Le second est l’élément <text:span text:style-name="Source_Text">&lt;relatedmaterial&gt;</text:span> : il concerne les autres versements liés au fonds décrit, mais avec un producteur différent.</text:p>
        </text:list-item>
        <text:list-item>
          <text:p text:style-name="P3">L’élément<text:span text:style-name="Source_Text">&lt;processinfo&gt;</text:span> permet de donner des informations sur le traitement des archives physiques, par exemple sur des éliminations ou des opérations de tri. Chaque type d’information est donné dans un <text:span text:style-name="Source_Text">&lt;p&gt;</text:span> distinct.</text:p>
        </text:list-item>
      </text:list>
      <text:h text:style-name="Heading_20_2" text:outline-level="2"><text:bookmark-start text:name="le-dsc"/>Le dsc<text:bookmark-end text:name="le-dsc"/></text:h>
      <text:p text:style-name="First_20_paragraph">L’élément <text:span text:style-name="Source_Text">&lt;dsc&gt;</text:span> (description des sous-composants) contient les éléments <text:span text:style-name="Source_Text">&lt;c&gt;</text:span> (composant) qui servent à retranscrire la hiérarchie du plan de classement.</text:p>
      <text:h text:style-name="Heading_20_3" text:outline-level="3"><text:bookmark-start text:name="les-composants-avant-la-transformation-avec-xslt"/>Les composants : avant la transformation avec XSLT<text:bookmark-end text:name="les-composants-avant-la-transformation-avec-xslt"/></text:h>
      <text:p text:style-name="First_20_paragraph">Chaque élément <text:span text:style-name="Source_Text">&lt;c&gt;</text:span> a un attribut <text:span text:style-name="Source_Text">@type</text:span> qui précise le niveau de l’élément.</text:p>
      <text:list text:style-name="L4">
        <text:list-item>
          <text:p text:style-name="P4">Le plan de classement du fonds est divisé en deux grandes parties: la “Programmation” et la “Conduite de travaux”. Il a donc été décidé de reprendre cette structure sous la forme de <text:span text:style-name="T2">séries organiques</text:span>, selon la définition du <text:a xlink:type="simple" xlink:href="https://francearchives.fr/file/4575c619ab1e1e738d81d2249ff8dd4115a3d8cb/ARCHIVES_DE_FRANCE_Dictionnaire_de_terminologie_archivistique.pdf" office:name=""><text:span text:style-name="Definition"><text:span text:style-name="T1">Dictionnaire de terminologie archivistique</text:span></text:span></text:a>:</text:p>
          <text:p text:style-name="P5">Série organique : Division organique du <text:span text:style-name="T1">fonds</text:span>, identifiée par <text:span text:style-name="T1">l’archiviste</text:span> lors de son <text:span text:style-name="T1">classement</text:span>, qui constitue un ensemble de <text:span text:style-name="T1">dossiers</text:span> maintenus groupés parce qu’ils résultent d’une même activité, se rapportent à une même fonction ou à un même sujet, ou revêtent une même forme (<text:span text:style-name="T1">DTA</text:span>).</text:p>
          <text:p text:style-name="P4">Ainsi, les deux éléments à la racine du <text:span text:style-name="Source_Text">&lt;dsc&gt;</text:span> sont des <text:span text:style-name="Source_Text">&lt;c level="series&gt;</text:span> qui décrivent les deux séries organiques du plan de classement (Programmation et Conduite de travaux).</text:p>
        </text:list-item>
        <text:list-item>
          <text:p text:style-name="P4">Les composants <text:span text:style-name="Source_Text">&lt;c level="subseries"&gt;</text:span> servent à décrire ce qui correspond à des <text:span text:style-name="T2">sous-séries</text:span> dans le plan de classement, c’est-à-dire les regroupements par lieux (Paris, Yvelines, Val-d’Oise…). C’est à l’intérieur de ces sous-séries que l’on trouvera les dossiers et les articles.</text:p>
          <text:p text:style-name="P6">Sous-série organique : Subdivision de la série organique (<text:span text:style-name="T1">DTA</text:span>).</text:p>
        </text:list-item>
        <text:list-item>
          <text:p text:style-name="P4">Les composants <text:span text:style-name="Source_Text">&lt;c level="file"&gt;</text:span> servent à décrire les <text:span text:style-name="T2">dossiers</text:span>, qui correspondent aux édifices dans le plan de classement. Par exemple, pour Paris, on pourra trouver un dossier pour l’Arc de Triomphe, un autre pour les Archives nationales…</text:p>
          <text:list text:style-name="L5">
            <text:list-item>
              <text:p text:style-name="P7">S’il y a des édifices dans un lieu, on crée un dossier pour chacun d’entre eux.</text:p>
            </text:list-item>
            <text:list-item>
              <text:p text:style-name="P7">S’il n’y a pas de dossier correspondant à un édifice particulier, on passera directement à la description par <text:span text:style-name="T2">recordgrp</text:span>.</text:p>
            </text:list-item>
          </text:list>
          <text:p text:style-name="P8">Dossier : Ensemble de <text:span text:style-name="T1">documents</text:span> constitués, soit organiquement par le <text:span text:style-name="T1">producteur d’archives</text:span> pour la conduite ou le traitement d’une affaire, soit par regroupement logique lors du <text:span text:style-name="T1">classement</text:span> dans le <text:span text:style-name="T1">service d’archives</text:span> (<text:span text:style-name="T1">DTA</text:span>).</text:p>
        </text:list-item>
        <text:list-item>
          <text:p text:style-name="P4">Les composants <text:span text:style-name="Source_Text">&lt;c level="recordgrp"&gt;</text:span> s’insèrent ou dans les <text:span text:style-name="T2">subseries</text:span>, ou dans les <text:span text:style-name="T2">dossiers</text:span> selon le niveau de description. Ils servent à décrire les groupes de documents, qui ne correspondent ni à des dossiers, ni à des pièces. Leur contenu sera renseigné dans un élément <text:span text:style-name="Source_Text">&lt;scopecontent&gt;</text:span>, qui contiendra une <text:span text:style-name="Source_Text">&lt;list&gt;</text:span> de tous ses <text:span text:style-name="Source_Text">&lt;items&gt;</text:span>.</text:p>
        </text:list-item>
        <text:list-item>
          <text:p text:style-name="P4">Des sous-dossiers peuvent exister dans les <text:span text:style-name="Source_Text">&lt;c level="recordgrp"&gt;</text:span> (par exemple une sous-division concernant le parc et le château d’un même édifice), dans ce cas des <text:span text:style-name="Source_Text">&lt;c level="subgrp"&gt;</text:span> seront créés.</text:p>
        </text:list-item>
        <text:list-item>
          <text:p text:style-name="P4"><text:span text:style-name="T1">Les composants </text:span><text:span text:style-name="Source_Text">&lt;c level="item"&gt;</text:span><text:span text:style-name="T1"> ne sont pas utilisés ici car ils servent à décrire les articles (les pièces) qui composent un dossier, ce qui correspond au plus petit niveau de description du plan de classement à encoder. Le niveau de description du fonds de l’instrument de recherche ne va pas jusqu’à la pièce, et s’arrête à des groupes de documents.</text:span></text:p>
          <text:p text:style-name="P9">Article : Ensemble de <text:span text:style-name="T1">pièces</text:span> de même <text:span text:style-name="T1">provenance</text:span>, se rapportant à un même <text:span text:style-name="T1">objet</text:span> ou à une même affaire et dont l’importance matérielle n’excède pas la capacité d’une <text:span text:style-name="T1">unité matérielle de conditionnement</text:span>. L’article constitue tout à la fois une <text:span text:style-name="T1">unité (intellectuelle) de description</text:span> et l’<text:span text:style-name="T1">unité (matérielle)</text:span> pour la <text:span text:style-name="T1">cotation</text:span>, le <text:span text:style-name="T1">rangement</text:span> et la <text:span text:style-name="T1">communication</text:span> des <text:span text:style-name="T1">documents d’archives</text:span>. Pièce : La plus petite <text:span text:style-name="T1">unité de description</text:span> indivisible à la fois matériellement et intellectuellement (feuillet simple ou double, plusieurs feuillets agrafés, cahier, registre…) (<text:span text:style-name="T1">DTA</text:span>).</text:p>
        </text:list-item>
      </text:list>
      <text:h text:style-name="Heading_20_3" text:outline-level="3"><text:bookmark-start text:name="exemples-avant-la-transformation-avec-xslt"/>Exemples : avant la transformation avec XSLT<text:bookmark-end text:name="exemples-avant-la-transformation-avec-xslt"/></text:h>
      <text:h text:style-name="Heading_20_4" text:outline-level="4"><text:bookmark-start text:name="structure-de-dossier-pour-la-série-programmation"/>Structure de dossier pour la série Programmation<text:bookmark-end text:name="structure-de-dossier-pour-la-série-programmation"/></text:h>
      <text:p text:style-name="P10">&lt;c level="series"&gt;</text:p>
      <text:p text:style-name="P11"><text:s text:c="2"/>&lt;did&gt;</text:p>
      <text:p text:style-name="P12"><text:s text:c="4"/>&lt;unitid type="identifiant"&gt;20110282/1-20110282/13&lt;/unitid&gt;</text:p>
      <text:p text:style-name="P13"><text:s text:c="4"/>&lt;unittitle&gt;Programmation&lt;/unittitle&gt;</text:p>
      <text:p text:style-name="P14"><text:s text:c="4"/>&lt;unitdate normal="1956/1991"&gt;1956-1991&lt;/unitdate&gt;</text:p>
      <text:p text:style-name="P15"><text:s text:c="2"/>&lt;/did&gt;</text:p>
      <text:p text:style-name="P16"><text:s text:c="2"/>&lt;c level="subseries"&gt;</text:p>
      <text:p text:style-name="P17"><text:s text:c="4"/>&lt;did&gt;</text:p>
      <text:p text:style-name="P18"><text:s text:c="6"/>&lt;unitid type="identifiant"&gt;20110282/1-20110282/8&lt;/unitid&gt;</text:p>
      <text:p text:style-name="P19"><text:s text:c="6"/>&lt;unittitle&gt;Paris&lt;/unittitle&gt;</text:p>
      <text:p text:style-name="P20"><text:s text:c="6"/>&lt;unitdate normal="1966/1989"&gt;1966-1989&lt;/unitdate&gt;</text:p>
      <text:p text:style-name="P21"><text:s text:c="4"/>&lt;/did&gt;</text:p>
      <text:p text:style-name="P22"><text:s text:c="4"/>&lt;c level="recordgrp"&gt;</text:p>
      <text:p text:style-name="P23"><text:s text:c="6"/>&lt;did&gt;</text:p>
      <text:p text:style-name="P24"><text:s text:c="8"/>&lt;unitid type="cote-de-consultation"&gt;20110282/1&lt;/unitid&gt;</text:p>
      <text:p text:style-name="P25"><text:s text:c="8"/>&lt;unittitle&gt;&lt;/unittitle&gt;</text:p>
      <text:p text:style-name="P26"><text:s text:c="8"/>&lt;unitdate normal="1967/1987"&gt;1967-1987&lt;/unitdate&gt;</text:p>
      <text:p text:style-name="P27"><text:s text:c="6"/>&lt;/did&gt;</text:p>
      <text:p text:style-name="P28"><text:s text:c="6"/>&lt;scopecontent&gt;</text:p>
      <text:p text:style-name="P29"><text:s text:c="8"/>&lt;list&gt;</text:p>
      <text:p text:style-name="P30"><text:s text:c="10"/>&lt;item&gt;Arc de triomphe (1968-1987)&lt;/item&gt;</text:p>
      <text:p text:style-name="P31"><text:s text:c="10"/>&lt;item&gt;Archives nationales (1968-1987)&lt;/item&gt;</text:p>
      <text:p text:style-name="P32"><text:s text:c="10"/>&lt;item&gt;Bibliothèque nationale (1970-1985)&lt;/item&gt;</text:p>
      <text:p text:style-name="P33"><text:s text:c="10"/>&lt;item&gt;Chapelle expiatoire (1983-1986)&lt;/item&gt;</text:p>
      <text:p text:style-name="P34"><text:s text:c="10"/>&lt;item&gt;Collège de France (1967-1984)&lt;/item&gt;</text:p>
      <text:p text:style-name="P35"><text:s text:c="10"/>&lt;item&gt;Colonne d'Austerlitz, place Vendôme (1969-1981)&lt;/item&gt;</text:p>
      <text:p text:style-name="P36"><text:s text:c="10"/>&lt;item&gt;Colonne de Juillet, place de la Bastille (1971-1986)&lt;/item&gt;</text:p>
      <text:p text:style-name="P37"><text:s text:c="8"/>&lt;/list&gt;</text:p>
      <text:p text:style-name="P38"><text:s text:c="6"/>&lt;/scopecontent&gt;</text:p>
      <text:p text:style-name="P39"><text:s text:c="4"/>&lt;/c&gt;</text:p>
      <text:p text:style-name="P40"><text:s text:c="4"/>&lt;c level="recordgrp"&gt;</text:p>
      <text:p text:style-name="P41"><text:s text:c="6"/>&lt;did&gt;</text:p>
      <text:p text:style-name="P42"><text:s text:c="8"/>&lt;unitid type="cote-de-consultation"&gt;20110282/2&lt;/unitid&gt;</text:p>
      <text:p text:style-name="P43"><text:s text:c="8"/>&lt;unittitle&gt;&lt;/unittitle&gt;</text:p>
      <text:p text:style-name="P44"><text:s text:c="8"/>&lt;unitdate normal="1968/1988"&gt;1968-1988&lt;/unitdate&gt;</text:p>
      <text:p text:style-name="P45"><text:s text:c="6"/>&lt;/did&gt;</text:p>
      <text:p text:style-name="P46"><text:s text:c="6"/>&lt;scopecontent&gt;</text:p>
      <text:p text:style-name="P47"><text:s text:c="8"/>&lt;list&gt;</text:p>
      <text:p text:style-name="P48"><text:s text:c="10"/>&lt;item&gt;Conservatoire national supérieur de musique (1970-1986)&lt;/item&gt;</text:p>
      <text:p text:style-name="P49"><text:s text:c="10"/>&lt;item&gt;Conservatoire national des arts et métiers (photographies) (1970-1981)&lt;/item&gt;</text:p>
      <text:p text:style-name="P50"><text:s text:c="10"/>&lt;item&gt;Conservatoire national supérieur d'art dramatique (1968-1985)&lt;/item&gt;</text:p>
      <text:p text:style-name="P51"><text:s text:c="10"/>&lt;item&gt;Cour des comptes (1968-1977)&lt;/item&gt;</text:p>
      <text:p text:style-name="P52"><text:s text:c="10"/>&lt;item&gt;Ecole nationale supérieure des arts décoratifs (ENSAD) (1969-1986)&lt;/item&gt;</text:p>
      <text:p text:style-name="P53"><text:s text:c="10"/>&lt;item&gt;Ecole nationale supérieure des Beaux-Arts, porte du château d'Anet et vestiges de l'Hôtel de la Trémoille (1969-1988)&lt;/item&gt;</text:p>
      <text:p text:style-name="P54"><text:s text:c="8"/>&lt;/list&gt;</text:p>
      <text:p text:style-name="P55"><text:s text:c="6"/>&lt;/scopecontent&gt;</text:p>
      <text:p text:style-name="P56"><text:s text:c="4"/>&lt;/c&gt;</text:p>
      <text:p text:style-name="P57"><text:s text:c="2"/>&lt;/c&gt; <text:s text:c="1"/></text:p>
      <text:p text:style-name="P58">&lt;/c&gt;</text:p>
      <text:h text:style-name="Heading_20_4" text:outline-level="4"><text:bookmark-start text:name="structure-de-dossier-pour-la-série-dossiers-de-travaux"/>Structure de dossier pour la série Dossiers de travaux<text:bookmark-end text:name="structure-de-dossier-pour-la-série-dossiers-de-travaux"/></text:h>
      <text:h text:style-name="Heading_20_5" text:outline-level="5"><text:bookmark-start text:name="quand-un-dossier-ne-comporte-quun-édifice"/>Quand un dossier ne comporte qu’un édifice<text:bookmark-end text:name="quand-un-dossier-ne-comporte-quun-édifice"/></text:h>
      <text:p text:style-name="P59">&lt;c level="subseries"&gt;</text:p>
      <text:p text:style-name="P60"><text:s text:c="2"/>&lt;did&gt;</text:p>
      <text:p text:style-name="P61"><text:s text:c="4"/>&lt;unitid type="identifiant"&gt;20110282/14-20110282/59&lt;/unitid&gt;</text:p>
      <text:p text:style-name="P62"><text:s text:c="4"/>&lt;unittitle&gt;Paris&lt;/unittitle&gt;</text:p>
      <text:p text:style-name="P63"><text:s text:c="4"/>&lt;unitdate normal="1970/1994"&gt;1970-1998&lt;/unitdate&gt;</text:p>
      <text:p text:style-name="P64"><text:s text:c="2"/>&lt;/did&gt;</text:p>
      <text:p text:style-name="P65"><text:s text:c="2"/>&lt;c level="file"&gt;</text:p>
      <text:p text:style-name="P66"><text:s text:c="4"/>&lt;did&gt;</text:p>
      <text:p text:style-name="P67"><text:s text:c="6"/>&lt;unitid type="cote-de-consultation"&gt;20110282/14&lt;/unitid&gt;</text:p>
      <text:p text:style-name="P68"><text:s text:c="6"/>&lt;unittitle&gt;Arc de Triomphe&lt;/unittitle&gt;</text:p>
      <text:p text:style-name="P69"><text:s text:c="6"/>&lt;unitdate normal="1970/1989"&gt;1970-1989&lt;/unitdate&gt;</text:p>
      <text:p text:style-name="P70"><text:s text:c="4"/>&lt;/did&gt;</text:p>
      <text:p text:style-name="P71"><text:s text:c="4"/>&lt;scopecontent&gt;</text:p>
      <text:p text:style-name="P72"><text:s text:c="6"/>&lt;list&gt;</text:p>
      <text:p text:style-name="P73"><text:s text:c="8"/>&lt;item&gt;Crypte Kléber, comptoir de vente et rénovation des circulations (1972)&lt;/item&gt;</text:p>
      <text:p text:style-name="P74"><text:s text:c="8"/>&lt;item&gt;Plaque commémorative pour les militaires morts en Afrique du Nord (1972)&lt;/item&gt;</text:p>
      <text:p text:style-name="P75"><text:s text:c="8"/>&lt;item&gt;Protection anti-suicide (1970-1974)&lt;/item&gt;</text:p>
      <text:p text:style-name="P76"><text:s text:c="8"/>&lt;item&gt;Pavage de l'esplanade (1984)&lt;/item&gt;</text:p>
      <text:p text:style-name="P77"><text:s text:c="8"/>&lt;item&gt;Restauration des grilles et chéneaux en pierre de la terrasse (1986-1987)&lt;/item&gt;</text:p>
      <text:p text:style-name="P78"><text:s text:c="8"/>&lt;item&gt;Remise en état des fosses à fleurs (1987)&lt;/item&gt;</text:p>
      <text:p text:style-name="P79"><text:s text:c="8"/>&lt;item&gt;Etudes destinées à assurer la stabilité et à permettre la restauration de l’édifice (1987-1988)&lt;/item&gt;</text:p>
      <text:p text:style-name="P80"><text:s text:c="8"/>&lt;item&gt;Ravalement et restauration des façades et des voûtes (1987-1988)&lt;/item&gt;</text:p>
      <text:p text:style-name="P81"><text:s text:c="8"/>&lt;item&gt;Etudes préparatoires à la restauration de l’édifice : étude géotechnique, investigations topographiques, mesures de vibration, mesures altimétriques, auscultation, procès-verbaux d’essais (1987-1989)&lt;/item&gt;</text:p>
      <text:p text:style-name="P82"><text:s text:c="6"/>&lt;/list&gt;</text:p>
      <text:p text:style-name="P83"><text:s text:c="4"/>&lt;/scopecontent&gt;</text:p>
      <text:p text:style-name="P84"><text:s text:c="2"/>&lt;/c&gt;</text:p>
      <text:p text:style-name="P85">&lt;/c&gt;</text:p>
      <text:h text:style-name="Heading_20_5" text:outline-level="5"><text:bookmark-start text:name="quand-un-dossier-comporte-plusieurs-édifices"/>Quand un dossier comporte plusieurs édifices<text:bookmark-end text:name="quand-un-dossier-comporte-plusieurs-édifices"/></text:h>
      <text:p text:style-name="P86">&lt;c level="series"&gt;</text:p>
      <text:p text:style-name="P87"><text:s text:c="2"/>&lt;did&gt;</text:p>
      <text:p text:style-name="P88"><text:s text:c="4"/>&lt;unitid type="identifiant"&gt;20110282/14-20110282/74&lt;/unitid&gt;</text:p>
      <text:p text:style-name="P89"><text:s text:c="4"/>&lt;unittitle&gt;Dossiers de travaux&lt;/unittitle&gt;</text:p>
      <text:p text:style-name="P90"><text:s text:c="4"/>&lt;unitdate normal="1962/1993"&gt;1962-1998&lt;/unitdate&gt;</text:p>
      <text:p text:style-name="P91"><text:s text:c="2"/>&lt;/did&gt;</text:p>
      <text:p text:style-name="P92"><text:s text:c="2"/>&lt;c level="subseries"&gt;</text:p>
      <text:p text:style-name="P93"><text:s text:c="4"/>&lt;did&gt;</text:p>
      <text:p text:style-name="P94"><text:s text:c="6"/>&lt;unitid type="identifiant"&gt;20110282/14-20110282/59&lt;/unitid&gt;</text:p>
      <text:p text:style-name="P95"><text:s text:c="6"/>&lt;unittitle&gt;Paris&lt;/unittitle&gt;</text:p>
      <text:p text:style-name="P96"><text:s text:c="6"/>&lt;unitdate normal="1970/1994"&gt;1970-1998&lt;/unitdate&gt;</text:p>
      <text:p text:style-name="P97"><text:s text:c="4"/>&lt;/did&gt;</text:p>
      <text:p text:style-name="P98"><text:s text:c="4"/>&lt;c level="file"&gt;</text:p>
      <text:p text:style-name="P99"><text:s text:c="6"/>&lt;did&gt;</text:p>
      <text:p text:style-name="P100"><text:s text:c="8"/>&lt;unitid type="identifiant"&gt;20110282/15-20110282/21&lt;/unitid&gt;</text:p>
      <text:p text:style-name="P101"><text:s text:c="8"/>&lt;unittitle&gt;Archives nationales&lt;/unittitle&gt;</text:p>
      <text:p text:style-name="P102"><text:s text:c="8"/>&lt;unitdate normal="1974/1998"&gt;1974-1998&lt;/unitdate&gt;</text:p>
      <text:p text:style-name="P103"><text:s text:c="6"/>&lt;/did&gt;</text:p>
      <text:p text:style-name="P104"><text:s text:c="6"/>&lt;c level="recordgrp"&gt;</text:p>
      <text:p text:style-name="P105"><text:s text:c="8"/>&lt;did&gt;</text:p>
      <text:p text:style-name="P106"><text:s text:c="10"/>&lt;unitid type="cote-de-consultation"&gt;20110282/15&lt;/unitid&gt;</text:p>
      <text:p text:style-name="P107"><text:s text:c="10"/>&lt;unittitle&gt;Hôtel de Rohan&lt;/unittitle&gt;</text:p>
      <text:p text:style-name="P108"><text:s text:c="10"/>&lt;unitdate normal="1982/1988"&gt;1982-1988&lt;/unitdate&gt;</text:p>
      <text:p text:style-name="P109"><text:s text:c="8"/>&lt;/did&gt;</text:p>
      <text:p text:style-name="P110"><text:s text:c="8"/>&lt;scopecontent&gt;</text:p>
      <text:p text:style-name="P111"><text:s text:c="10"/>&lt;list&gt;</text:p>
      <text:p text:style-name="P112"><text:s text:c="12"/>&lt;item&gt;Dorure de la grille principale (1982)&lt;/item&gt;</text:p>
      <text:p text:style-name="P113"><text:s text:c="12"/>&lt;item&gt;Réfection du parquet des salons (1982)&lt;/item&gt;</text:p>
      <text:p text:style-name="P114"><text:s text:c="12"/>&lt;!-- ... --&gt;</text:p>
      <text:p text:style-name="P115"><text:s text:c="10"/>&lt;/list&gt;</text:p>
      <text:p text:style-name="P116"><text:s text:c="8"/>&lt;/scopecontent&gt;</text:p>
      <text:p text:style-name="P117"><text:s text:c="6"/>&lt;/c&gt;</text:p>
      <text:p text:style-name="P118"><text:s text:c="6"/>&lt;c level="recordgrp"&gt;</text:p>
      <text:p text:style-name="P119"><text:s text:c="8"/>&lt;did&gt;</text:p>
      <text:p text:style-name="P120"><text:s text:c="10"/>&lt;unitid type="cote-de-consultation"&gt;20110282/15&lt;/unitid&gt;</text:p>
      <text:p text:style-name="P121"><text:s text:c="10"/>&lt;unittitle&gt;Hôtel de Soubise &lt;/unittitle&gt;</text:p>
      <text:p text:style-name="P122"><text:s text:c="10"/>&lt;unitdate normal="1981/1990"&gt;1981-1990&lt;/unitdate&gt;</text:p>
      <text:p text:style-name="P123"><text:s text:c="8"/>&lt;/did&gt;</text:p>
      <text:p text:style-name="P124"><text:s text:c="8"/>&lt;scopecontent&gt;</text:p>
      <text:p text:style-name="P125"><text:s text:c="10"/>&lt;list&gt;</text:p>
      <text:p text:style-name="P126"><text:s text:c="12"/>&lt;item&gt;Réfection des couvertures, versant nord (1981-1982)&lt;/item&gt;</text:p>
      <text:p text:style-name="P127"><text:s text:c="12"/>&lt;item&gt;Réfection des chéneaux et brisis à l’aplomb des appartements de la princesse, versant sud et ouest sur chéneau encaissé côté cour de Clisson. (1981-1985)&lt;/item&gt;</text:p>
      <text:p text:style-name="P128"><text:s text:c="12"/>&lt;!-- ... --&gt;</text:p>
      <text:p text:style-name="P129"><text:s text:c="10"/>&lt;/list&gt;</text:p>
      <text:p text:style-name="P130"><text:s text:c="8"/>&lt;/scopecontent&gt;</text:p>
      <text:p text:style-name="P131"><text:s text:c="6"/>&lt;/c&gt;</text:p>
      <text:p text:style-name="P132"><text:s text:c="4"/>&lt;/c&gt;</text:p>
      <text:p text:style-name="P133"><text:s text:c="2"/>&lt;/c&gt;</text:p>
      <text:p text:style-name="P134">&lt;/c&gt;</text:p>
      <text:h text:style-name="Heading_20_3" text:outline-level="3"><text:bookmark-start text:name="la-description-des-composants-avant-la-transformation-avec-xslt"/>La description des composants : avant la transformation avec XSLT<text:bookmark-end text:name="la-description-des-composants-avant-la-transformation-avec-xslt"/></text:h>
      <text:h text:style-name="Heading_20_4" text:outline-level="4"><text:bookmark-start text:name="le-did"/>Le did<text:bookmark-end text:name="le-did"/></text:h>
      <text:p text:style-name="First_20_paragraph">Il est important d’éviter la redondance des informations, ainsi on préfèrera préciser un maximum de choses au plus haut niveau (composant) possible, sans les répéter - sauf si c’est nécessaire - dans ses composants internes.</text:p>
      <text:p text:style-name="Text_20_body">La description des composants <text:span text:style-name="Source_Text">&lt;c&gt;</text:span> se fait principalement dans l’élément <text:span text:style-name="Source_Text">&lt;did&gt;</text:span> (identification et description), qui s’y place en première position. Il contient obligatoirement au moins un élément <text:span text:style-name="Source_Text">&lt;unitid&gt;</text:span> ou un élément <text:span text:style-name="Source_Text">&lt;unittitle&gt;</text:span>.</text:p>
      <text:list text:style-name="L6">
        <text:list-item>
          <text:p text:style-name="P135">L’élément <text:span text:style-name="Source_Text">&lt;unitid&gt;</text:span> contient une cote, ou identifiant. On peut y renseigner les cotes extrêmes d’un regroupement de dossiers par exemple, ou la cote d’un dossier dans lequel on trouvera plusieurs items. S’il s’agit d’un intervalle de cotes (par exemple : “20110282/15-20110282/21”), on ajoutera un attribut <text:span text:style-name="Source_Text">@type="identifiant</text:span> à l’<text:span text:style-name="Source_Text">&lt;unitid&gt;</text:span>. S’il s’agit d’une cote simple (par exemple : “20110282/15”), on ajoutera un attribut <text:span text:style-name="Source_Text">@type="cote-de-consultation"</text:span>.</text:p>
        </text:list-item>
        <text:list-item>
          <text:p text:style-name="P135">L’élément <text:span text:style-name="Source_Text">&lt;unittitle&gt;</text:span> sert à renseigner l’intitulé de l’élément décrit. Par exemple, dans le cas des Archives nationales à Paris, l’intitulé sera: “Archives nationales”.</text:p>
        </text:list-item>
        <text:list-item>
          <text:p text:style-name="P135">L’élément <text:span text:style-name="Source_Text">&lt;unitdate&gt;</text:span> correspond à une date (pour un item sur une date précise par exemple), ou à des dates extrêmes (par exemple sur toute l’étendue d’un dossier). Il est à utiliser une seule fois par composant. Les dates sont aussi à préciser dans son attribut <text:span text:style-name="Source_Text">@normal</text:span> selon la norme <text:a xlink:type="simple" xlink:href="https://fr.wikipedia.org/wiki/ISO_8601#La_notation_abr%C3%A9g%C3%A9e" office:name=""><text:span text:style-name="Definition">ISO 8601</text:span></text:a> (par exemple AAAA-MM-JJ pour un jour particulier ou AAAA/AAAA pour un intervalle de dates).</text:p>
        </text:list-item>
        <text:list-item>
          <text:p text:style-name="P135">D’autres éléments peuvent aussi y être utilisés si nécessaire: <text:span text:style-name="Source_Text">&lt;langmaterial&gt;</text:span> (langue des unités documentaires), <text:span text:style-name="Source_Text">&lt;materialspec&gt;</text:span> (particularités de certains types de documents), <text:span text:style-name="Source_Text">&lt;origination&gt;</text:span> (origine des documents, comme un producteur), <text:span text:style-name="Source_Text">&lt;physdesc&gt;</text:span> (description physique des documents), <text:span text:style-name="Source_Text">&lt;physloc&gt;</text:span> (localisation physique des documents), <text:span text:style-name="Source_Text">&lt;repository&gt;</text:span> (organisme responsable de l’accès intellectuel).</text:p>
        </text:list-item>
      </text:list>
      <text:h text:style-name="Heading_20_4" text:outline-level="4"><text:bookmark-start text:name="après-le-did"/>Après le did<text:bookmark-end text:name="après-le-did"/></text:h>
      <text:p text:style-name="First_20_paragraph">Après le <text:span text:style-name="Source_Text">&lt;did&gt;</text:span>, il est possible, si nécessaire, d’ajouter des informations complémentaires dans les éléments suivants : <text:span text:style-name="Source_Text">&lt;accessrestrict&gt;</text:span> (restrictions d’accès), <text:span text:style-name="Source_Text">&lt;accruals&gt;</text:span> (accroissements), <text:span text:style-name="Source_Text">&lt;acqinfo&gt;</text:span> (informations sur les modalités d’entrée), <text:span text:style-name="Source_Text">&lt;altformavail&gt;</text:span> (documents de susbtitution), <text:span text:style-name="Source_Text">&lt;appraisal&gt;</text:span> (informations sur l’évaluation des documents), <text:span text:style-name="Source_Text">&lt;arrangement&gt;</text:span> (classement), <text:span text:style-name="Source_Text">&lt;bibliography&gt;</text:span> (bibliographie), <text:span text:style-name="Source_Text">&lt;bioghist&gt;</text:span> (biographie ou histoire), <text:span text:style-name="Source_Text">&lt;controlaccess&gt;</text:span> (vedettes et accès contrôlés), <text:span text:style-name="Source_Text">&lt;custodhist&gt;</text:span> (historique de la conservation), <text:span text:style-name="Source_Text">&lt;originalsloc&gt;</text:span> (existence et lieu de conservation des documents originaux), <text:span text:style-name="Source_Text">&lt;otherfindaid&gt;</text:span> (autre instrument de recherche), <text:span text:style-name="Source_Text">&lt;phystech&gt;</text:span> (caractéristiques matérielles et contraintes techniques), <text:span text:style-name="Source_Text">&lt;processinfo&gt;</text:span> (informations sur le traitement), <text:span text:style-name="Source_Text">&lt;relatedmaterial&gt;</text:span> (documents en relation),<text:span text:style-name="Source_Text">&lt;scopecontent&gt;</text:span> (présentation du contenu), <text:span text:style-name="Source_Text">&lt;separatedmaterial&gt;</text:span> (documents séparés), <text:span text:style-name="Source_Text">&lt;userestrict&gt;</text:span> (restrictions d’utilisation). L’encodage doit cependant rester le plus léger possible : dans la plupart des cas, ces éléments ne sont pas utilisés car ces informations sont renseignées à un plus haut niveau. En cas d’information complémentaire, il est souvent plus simple de se contenter d’un <text:span text:style-name="Source_Text">&lt;scopecontent&gt;</text:span>.</text:p>
      <text:p text:style-name="Text_20_body">Les composants <text:span text:style-name="Source_Text">&lt;c&gt;</text:span> sont à imbriquer à la suite du <text:span text:style-name="Source_Text">&lt;did&gt;</text:span>, ainsi que des informations complémentaires s’il y en a.</text:p>
      <text:p text:style-name="Text_20_body">Les sous-dossiers et articles faisant partie des dossiers (dans les longs parapgraphes sous forme d’énumération d’items) sont à renseigner dans une <text:span text:style-name="Source_Text">&lt;list&gt;</text:span> dans un <text:span text:style-name="Source_Text">&lt;scopecontent&gt;</text:span> au sein du composant concerné. Chaque élément distinct correspond à un <text:span text:style-name="Source_Text">&lt;item&gt;</text:span>. <text:span text:style-name="T1">Pour illustration, voir les exemples ci-dessus.</text:span></text:p>
      <text:h text:style-name="Heading_20_3" text:outline-level="3"><text:bookmark-start text:name="les-composants-et-la-description-des-composants-après-la-transformation-avec-xslt"/>Les composants et la description des composants : après la transformation avec XSLT<text:bookmark-end text:name="les-composants-et-la-description-des-composants-après-la-transformation-avec-xslt"/></text:h>
      <text:p text:style-name="First_20_paragraph">Les choix d’encodage qui ont été faits et appliqués sur l’instrument de recherche ont fait l’objet de nombreuses discussions, en particulier le <text:span text:style-name="Source_Text">&lt;scopecontent&gt;</text:span> contenant les listes d’items qui semblait peu adapté aux exigences de l’ISAD(G) et de l’EAD. Le choix a donc été fait de transformer automatiquement avec XSLT les productions des groupes en une version encodée de l’instrument de recherche qui paraissait plus adaptée.</text:p>
      <text:p text:style-name="Text_20_body">En effet, ces listes d’items (correspondant aux paragraphes dans l’instrument de recherche) correspondaient à des sous-niveaux qui pouvaient être structurés plus finement en EAD à l’aide de <text:span text:style-name="Source_Text">&lt;c level="subgroup"&gt;</text:span>. Ils se présente sous une forme régulière (“Nom de lieu” suivi de “:”, et listes d’items régulières grâce au travail des groupes) qui permet leur traitement de façon automatisée. Ainsi, les longues listes de lieux et dossiers deviennent des composants plus précis, avec une description plus fine qui leur est propre (notamment grâce aux <text:span text:style-name="Source_Text">&lt;unitdate&gt;</text:span> qui peuvent maintenant être renseignés). Ce travail avait été commencé dans les productions des groupes (voir pour cela l’issue #10), mais des contraintes de temps nous ont imposé de préférer l’automatisation de la transformation.</text:p>
      <text:p text:style-name="Text_20_body">Le nouvel encodage se structure :</text:p>
      <text:list text:style-name="L7">
        <text:list-item>
          <text:p text:style-name="P136">Les composants de niveau <text:span text:style-name="T1">série</text:span> (<text:span text:style-name="Source_Text">&lt;c level="series&gt;</text:span>) et <text:span text:style-name="T1">sous-série</text:span> (<text:span text:style-name="Source_Text">&lt;c level="subseries"&gt;</text:span>) ont conservé le même rôle que dans l’ancien encodage : ils correspondent respectivement aux deux séries du plan de classement (Programmation et Conduite de travaux), et aux divisions par lieux.</text:p>
        </text:list-item>
        <text:list-item>
          <text:p text:style-name="P136">Les <text:span text:style-name="Source_Text">&lt;c level="file"&gt;</text:span> correspondant aux divisions par édifices ou institutions.</text:p>
        </text:list-item>
        <text:list-item>
          <text:p text:style-name="P136">Les <text:span text:style-name="Source_Text">&lt;c level="recordgrp"&gt;</text:span> sont les divisions au sein des dossiers édifices, correspondant soit à une division par édifice ou type de documents, soit par cote quand la séparation des items est marquée par un changement d’identifiant.</text:p>
        </text:list-item>
        <text:list-item>
          <text:p text:style-name="P136">Dans l’encodage initial, les listes d’items présentes dans les différentes divisions étaient renseignées dans un élément <text:span text:style-name="Source_Text">&lt;scopecontent&gt;</text:span>, qui contenait une <text:span text:style-name="Source_Text">&lt;list&gt;</text:span> et un ou plusieurs <text:span text:style-name="Source_Text">&lt;item&gt;</text:span>. La structure des items était pourtant complexe, certains items pouvant eux-mêmes être sous-divisés en un dossier correspondant à un édifice, contenant lui-même plusieurs sous-divisions. C’est pourquoi nous avons créé des <text:span text:style-name="Source_Text">&lt;c level="subgrp"&gt;</text:span> pour chacun de ces éléments.</text:p>
        </text:list-item>
        <text:list-item>
          <text:p text:style-name="P136">Ces derniers sont complétés par un <text:span text:style-name="Source_Text">&lt;scopecontent&gt;</text:span> contenant une liste d’<text:span text:style-name="Source_Text">&lt;item&gt;</text:span> dans les cas où il contient une ou plusieurs sous-disions.</text:p>
        </text:list-item>
      </text:list>
      <text:p text:style-name="First_20_paragraph">Ces modifications précisent la structuration des dossiers entre eux, et ainsi le risque de perte d’informations est moins important.Elles nous ont aussi permis d’ajouter les notes de bas de page dans des éléments <text:span text:style-name="Source_Text">&lt;scopecontent&gt;</text:span> avec des paragraphes <text:span text:style-name="Source_Text">&lt;p&gt;</text:span>.</text:p>
      <text:h text:style-name="Heading_20_3" text:outline-level="3"><text:bookmark-start text:name="exemples-après-la-transformation-avec-xslt"/>Exemples : après la transformation avec XSLT<text:bookmark-end text:name="exemples-après-la-transformation-avec-xslt"/></text:h>
      <text:h text:style-name="Heading_20_4" text:outline-level="4"><text:bookmark-start text:name="structure-de-dossier-pour-la-série-programmation-1"/>Structure de dossier pour la série Programmation<text:bookmark-end text:name="structure-de-dossier-pour-la-série-programmation-1"/></text:h>
      <text:p text:style-name="P137">&lt;c level="series"&gt;</text:p>
      <text:p text:style-name="P138"><text:s text:c="4"/>&lt;did&gt;</text:p>
      <text:p text:style-name="P139"><text:s text:c="8"/>&lt;unitid type="identifiant"&gt;20110282/1-20110282/13&lt;/unitid&gt;</text:p>
      <text:p text:style-name="P140"><text:s text:c="8"/>&lt;unittitle&gt;Programmation&lt;/unittitle&gt;</text:p>
      <text:p text:style-name="P141"><text:s text:c="8"/>&lt;unitdate normal="1956/1991" calendar="gregorian" era="ce"&gt;1956-1991&lt;/unitdate&gt;</text:p>
      <text:p text:style-name="P142"><text:s text:c="4"/>&lt;/did&gt;</text:p>
      <text:p text:style-name="P143"><text:s text:c="4"/>&lt;c level="subseries"&gt;</text:p>
      <text:p text:style-name="P144"><text:s text:c="8"/>&lt;did&gt;</text:p>
      <text:p text:style-name="P145"><text:s text:c="12"/>&lt;unitid type="identifiant"&gt;20110282/1-20110282/8&lt;/unitid&gt;</text:p>
      <text:p text:style-name="P146"><text:s text:c="12"/>&lt;unittitle&gt;Paris&lt;/unittitle&gt;</text:p>
      <text:p text:style-name="P147"><text:s text:c="12"/>&lt;unitdate normal="1966/1989" calendar="gregorian" era="ce"&gt;1966-1989&lt;/unitdate&gt;</text:p>
      <text:p text:style-name="P148"><text:s text:c="8"/>&lt;/did&gt;</text:p>
      <text:p text:style-name="P149"><text:s text:c="8"/>&lt;c level="recordgrp"&gt;</text:p>
      <text:p text:style-name="P150"><text:s text:c="12"/>&lt;did&gt;</text:p>
      <text:p text:style-name="P151"><text:s text:c="16"/>&lt;unitid type="cote-de-consultation"&gt;20110282/1&lt;/unitid&gt;</text:p>
      <text:p text:style-name="P152"><text:s text:c="16"/>&lt;unittitle/&gt;</text:p>
      <text:p text:style-name="P153"><text:s text:c="16"/>&lt;unitdate normal="1967/1987" calendar="gregorian" era="ce"&gt;1967-1987&lt;/unitdate&gt;</text:p>
      <text:p text:style-name="P154"><text:s text:c="12"/>&lt;/did&gt;</text:p>
      <text:p text:style-name="P155"><text:s text:c="12"/>&lt;c level="subgrp"&gt;</text:p>
      <text:p text:style-name="P156"><text:s text:c="16"/>&lt;did&gt;</text:p>
      <text:p text:style-name="P157"><text:s text:c="20"/>&lt;unittitle&gt;Arc de triomphe&lt;/unittitle&gt;</text:p>
      <text:p text:style-name="P158"><text:s text:c="20"/>&lt;unitdate normal="1968/1987"&gt;1968-1987&lt;/unitdate&gt;</text:p>
      <text:p text:style-name="P159"><text:s text:c="16"/>&lt;/did&gt;</text:p>
      <text:p text:style-name="P160"><text:s text:c="12"/>&lt;/c&gt;</text:p>
      <text:p text:style-name="P161"><text:s text:c="12"/>&lt;!-- ... --&gt;</text:p>
      <text:p text:style-name="P162"><text:s text:c="12"/>&lt;c level="subgrp"&gt;</text:p>
      <text:p text:style-name="P163"><text:s text:c="16"/>&lt;did&gt;</text:p>
      <text:p text:style-name="P164"><text:s text:c="20"/>&lt;unittitle&gt;Colonne de Juillet, place de la Bastille&lt;/unittitle&gt;</text:p>
      <text:p text:style-name="P165"><text:s text:c="20"/>&lt;unitdate normal="1971/1986"&gt;1971-1986&lt;/unitdate&gt;</text:p>
      <text:p text:style-name="P166"><text:s text:c="16"/>&lt;/did&gt;</text:p>
      <text:p text:style-name="P167"><text:s text:c="16"/>&lt;scopecontent&gt;</text:p>
      <text:p text:style-name="P168"><text:s text:c="20"/>&lt;p&gt;Photographies [1983] conservées à la photothèque de </text:p>
      <text:p text:style-name="P169"><text:s text:c="24"/>l'Opérateur du patrimoine et des projets immobiliers de la Culture.&lt;/p&gt;</text:p>
      <text:p text:style-name="P170"><text:s text:c="16"/>&lt;/scopecontent&gt;</text:p>
      <text:p text:style-name="P171"><text:s text:c="12"/>&lt;/c&gt;</text:p>
      <text:p text:style-name="P172"><text:s text:c="8"/>&lt;/c&gt;</text:p>
      <text:p text:style-name="P173"><text:s text:c="8"/>&lt;c level="recordgrp"&gt;</text:p>
      <text:p text:style-name="P174"><text:s text:c="12"/>&lt;did&gt;</text:p>
      <text:p text:style-name="P175"><text:s text:c="16"/>&lt;unitid type="cote-de-consultation"&gt;20110282/2&lt;/unitid&gt;</text:p>
      <text:p text:style-name="P176"><text:s text:c="16"/>&lt;unittitle/&gt;</text:p>
      <text:p text:style-name="P177"><text:s text:c="16"/>&lt;unitdate normal="1968/1988" calendar="gregorian" era="ce"&gt;1968-1988&lt;/unitdate&gt;</text:p>
      <text:p text:style-name="P178"><text:s text:c="12"/>&lt;/did&gt;</text:p>
      <text:p text:style-name="P179"><text:s text:c="12"/>&lt;c level="subgrp"&gt;</text:p>
      <text:p text:style-name="P180"><text:s text:c="16"/>&lt;did&gt;</text:p>
      <text:p text:style-name="P181"><text:s text:c="20"/>&lt;unittitle&gt;Conservatoire national supérieur de musique&lt;/unittitle&gt;</text:p>
      <text:p text:style-name="P182"><text:s text:c="20"/>&lt;unitdate normal="1970/1986"&gt;1970-1986&lt;/unitdate&gt;</text:p>
      <text:p text:style-name="P183"><text:s text:c="16"/>&lt;/did&gt;</text:p>
      <text:p text:style-name="P184"><text:s text:c="12"/>&lt;/c&gt;</text:p>
      <text:p text:style-name="P185"><text:s text:c="12"/>&lt;c level="subgrp"&gt;</text:p>
      <text:p text:style-name="P186"><text:s text:c="16"/>&lt;did&gt;</text:p>
      <text:p text:style-name="P187"><text:s text:c="20"/>&lt;unittitle&gt;Conservatoire national des arts et métiers (photographies)&lt;/unittitle&gt;</text:p>
      <text:p text:style-name="P188"><text:s text:c="20"/>&lt;unitdate normal="1970/1981"&gt;1970-1981&lt;/unitdate&gt;</text:p>
      <text:p text:style-name="P189"><text:s text:c="16"/>&lt;/did&gt;</text:p>
      <text:p text:style-name="P190"><text:s text:c="12"/>&lt;/c&gt;</text:p>
      <text:p text:style-name="P191"><text:s text:c="12"/>&lt;!-- ... --&gt;</text:p>
      <text:p text:style-name="P192"><text:s text:c="12"/>&lt;c level="subgrp"&gt;</text:p>
      <text:p text:style-name="P193"><text:s text:c="16"/>&lt;did&gt;</text:p>
      <text:p text:style-name="P194"><text:s text:c="20"/>&lt;unittitle&gt;Ecole nationale supérieure des Beaux-Arts, porte du château d'Anet et vestiges de l'Hôtel de la Trémoille&lt;/unittitle&gt;</text:p>
      <text:p text:style-name="P195"><text:s text:c="20"/>&lt;unitdate normal="1969/1988"&gt;1969-1988&lt;/unitdate&gt;</text:p>
      <text:p text:style-name="P196"><text:s text:c="16"/>&lt;/did&gt;</text:p>
      <text:p text:style-name="P197"><text:s text:c="12"/>&lt;/c&gt;</text:p>
      <text:p text:style-name="P198"><text:s text:c="8"/>&lt;/c&gt;</text:p>
      <text:p text:style-name="P199"><text:s text:c="4"/>&lt;/c&gt;</text:p>
      <text:p text:style-name="P200">&lt;/c&gt;</text:p>
      <text:h text:style-name="Heading_20_4" text:outline-level="4"><text:bookmark-start text:name="structure-de-dossier-pour-la-série-dossiers-de-travaux-1"/>Structure de dossier pour la série Dossiers de travaux<text:bookmark-end text:name="structure-de-dossier-pour-la-série-dossiers-de-travaux-1"/></text:h>
      <text:h text:style-name="Heading_20_5" text:outline-level="5"><text:bookmark-start text:name="quand-un-dossier-ne-comporte-quun-édifice-1"/>Quand un dossier ne comporte qu’un édifice<text:bookmark-end text:name="quand-un-dossier-ne-comporte-quun-édifice-1"/></text:h>
      <text:p text:style-name="P201">&lt;c level="subseries"&gt;</text:p>
      <text:p text:style-name="P202"><text:s text:c="4"/>&lt;did&gt;</text:p>
      <text:p text:style-name="P203"><text:s text:c="8"/>&lt;unitid type="identifiant"&gt;20110282/14-20110282/59&lt;/unitid&gt;</text:p>
      <text:p text:style-name="P204"><text:s text:c="8"/>&lt;unittitle&gt;Paris&lt;/unittitle&gt;</text:p>
      <text:p text:style-name="P205"><text:s text:c="8"/>&lt;unitdate normal="1970/1994" calendar="gregorian" era="ce"&gt;1970-1998&lt;/unitdate&gt;</text:p>
      <text:p text:style-name="P206"><text:s text:c="4"/>&lt;/did&gt;</text:p>
      <text:p text:style-name="P207"><text:s text:c="4"/>&lt;c level="file"&gt;</text:p>
      <text:p text:style-name="P208"><text:s text:c="8"/>&lt;did&gt;</text:p>
      <text:p text:style-name="P209"><text:s text:c="12"/>&lt;unitid type="cote-de-consultation"&gt;20110282/14&lt;/unitid&gt;</text:p>
      <text:p text:style-name="P210"><text:s text:c="12"/>&lt;unittitle&gt;Arc de Triomphe&lt;/unittitle&gt;</text:p>
      <text:p text:style-name="P211"><text:s text:c="12"/>&lt;unitdate normal="1970/1989" calendar="gregorian" era="ce"&gt;1970-1989&lt;/unitdate&gt;</text:p>
      <text:p text:style-name="P212"><text:s text:c="8"/>&lt;/did&gt;</text:p>
      <text:p text:style-name="P213"><text:s text:c="8"/>&lt;c level="subgrp"&gt;</text:p>
      <text:p text:style-name="P214"><text:s text:c="12"/>&lt;did&gt;</text:p>
      <text:p text:style-name="P215"><text:s text:c="16"/>&lt;unittitle&gt;Crypte Kléber, comptoir de vente et rénovation des circulations&lt;/unittitle&gt;</text:p>
      <text:p text:style-name="P216"><text:s text:c="16"/>&lt;unitdate normal="1972"&gt;1972&lt;/unitdate&gt;</text:p>
      <text:p text:style-name="P217"><text:s text:c="12"/>&lt;/did&gt;</text:p>
      <text:p text:style-name="P218"><text:s text:c="8"/>&lt;/c&gt;</text:p>
      <text:p text:style-name="P219"><text:s text:c="8"/>&lt;!-- ... --&gt;</text:p>
      <text:p text:style-name="P220"><text:s text:c="8"/>&lt;c level="subgrp"&gt;</text:p>
      <text:p text:style-name="P221"><text:s text:c="12"/>&lt;did&gt;</text:p>
      <text:p text:style-name="P222"><text:s text:c="16"/>&lt;unittitle&gt;Etudes préparatoires à la restauration de l’édifice&lt;/unittitle&gt;</text:p>
      <text:p text:style-name="P223"><text:s text:c="16"/>&lt;unitdate normal="1987/1989"&gt;1987-1989&lt;/unitdate&gt;</text:p>
      <text:p text:style-name="P224"><text:s text:c="12"/>&lt;/did&gt;</text:p>
      <text:p text:style-name="P225"><text:s text:c="12"/>&lt;scopecontent&gt;</text:p>
      <text:p text:style-name="P226"><text:s text:c="16"/>&lt;p&gt;Étude géotechnique, investigations topographiques, mesures de vibration, mesures altimétriques, auscultation, procès-verbaux d’essais.&lt;/p&gt;</text:p>
      <text:p text:style-name="P227"><text:s text:c="12"/>&lt;/scopecontent&gt;</text:p>
      <text:p text:style-name="P228"><text:s text:c="8"/>&lt;/c&gt;</text:p>
      <text:p text:style-name="P229"><text:s text:c="4"/>&lt;/c&gt;</text:p>
      <text:p text:style-name="P230">&lt;/c&gt;</text:p>
      <text:h text:style-name="Heading_20_5" text:outline-level="5"><text:bookmark-start text:name="quand-un-dossier-comporte-plusieurs-édifices-1"/>Quand un dossier comporte plusieurs édifices<text:bookmark-end text:name="quand-un-dossier-comporte-plusieurs-édifices-1"/></text:h>
      <text:p text:style-name="P231">&lt;c level="series"&gt;</text:p>
      <text:p text:style-name="P232"><text:s text:c="4"/>&lt;did&gt;</text:p>
      <text:p text:style-name="P233"><text:s text:c="8"/>&lt;unitid type="identifiant"&gt;20110282/14-20110282/74&lt;/unitid&gt;</text:p>
      <text:p text:style-name="P234"><text:s text:c="8"/>&lt;unittitle&gt;Dossiers de travaux&lt;/unittitle&gt;</text:p>
      <text:p text:style-name="P235"><text:s text:c="8"/>&lt;unitdate normal="1962/1993" calendar="gregorian" era="ce"&gt;1962-1998&lt;/unitdate&gt;</text:p>
      <text:p text:style-name="P236"><text:s text:c="4"/>&lt;/did&gt;</text:p>
      <text:p text:style-name="P237"><text:s text:c="4"/>&lt;c level="subseries"&gt;</text:p>
      <text:p text:style-name="P238"><text:s text:c="8"/>&lt;did&gt;</text:p>
      <text:p text:style-name="P239"><text:s text:c="12"/>&lt;unitid type="identifiant"&gt;20110282/14-20110282/59&lt;/unitid&gt;</text:p>
      <text:p text:style-name="P240"><text:s text:c="12"/>&lt;unittitle&gt;Paris&lt;/unittitle&gt;</text:p>
      <text:p text:style-name="P241"><text:s text:c="12"/>&lt;unitdate normal="1970/1994" calendar="gregorian" era="ce"&gt;1970-1998&lt;/unitdate&gt;</text:p>
      <text:p text:style-name="P242"><text:s text:c="8"/>&lt;/did&gt;</text:p>
      <text:p text:style-name="P243"><text:s text:c="8"/>&lt;!-- ... --&gt;</text:p>
      <text:p text:style-name="P244"><text:s text:c="8"/>&lt;c level="file"&gt;</text:p>
      <text:p text:style-name="P245"><text:s text:c="12"/>&lt;did&gt;</text:p>
      <text:p text:style-name="P246"><text:s text:c="16"/>&lt;unitid type="identifiant"&gt;20110282/15-20110282/21&lt;/unitid&gt;</text:p>
      <text:p text:style-name="P247"><text:s text:c="16"/>&lt;unittitle&gt;Archives nationales&lt;/unittitle&gt;</text:p>
      <text:p text:style-name="P248"><text:s text:c="16"/>&lt;unitdate normal="1974/1998" calendar="gregorian" era="ce"&gt;1974-1998&lt;/unitdate&gt;</text:p>
      <text:p text:style-name="P249"><text:s text:c="12"/>&lt;/did&gt;</text:p>
      <text:p text:style-name="P250"><text:s text:c="12"/>&lt;c level="recordgrp"&gt;</text:p>
      <text:p text:style-name="P251"><text:s text:c="16"/>&lt;did&gt;</text:p>
      <text:p text:style-name="P252"><text:s text:c="20"/>&lt;unitid type="cote-de-consultation"&gt;20110282/15&lt;/unitid&gt;</text:p>
      <text:p text:style-name="P253"><text:s text:c="20"/>&lt;unittitle&gt;Hôtel de Rohan&lt;/unittitle&gt;</text:p>
      <text:p text:style-name="P254"><text:s text:c="20"/>&lt;unitdate normal="1982/1988" calendar="gregorian" era="ce"&gt;1982-1988&lt;/unitdate&gt;</text:p>
      <text:p text:style-name="P255"><text:s text:c="16"/>&lt;/did&gt;</text:p>
      <text:p text:style-name="P256"><text:s text:c="16"/>&lt;c level="subgrp"&gt;</text:p>
      <text:p text:style-name="P257"><text:s text:c="20"/>&lt;did&gt;</text:p>
      <text:p text:style-name="P258"><text:s text:c="24"/>&lt;unittitle&gt;Dorure de la grille principale&lt;/unittitle&gt;</text:p>
      <text:p text:style-name="P259"><text:s text:c="24"/>&lt;unitdate normal="1982"&gt;1982&lt;/unitdate&gt;</text:p>
      <text:p text:style-name="P260"><text:s text:c="20"/>&lt;/did&gt;</text:p>
      <text:p text:style-name="P261"><text:s text:c="16"/>&lt;/c&gt;</text:p>
      <text:p text:style-name="P262"><text:s text:c="16"/>&lt;c level="subgrp"&gt;</text:p>
      <text:p text:style-name="P263"><text:s text:c="20"/>&lt;did&gt;</text:p>
      <text:p text:style-name="P264"><text:s text:c="24"/>&lt;unittitle&gt;Réfection du parquet des salons&lt;/unittitle&gt;</text:p>
      <text:p text:style-name="P265"><text:s text:c="24"/>&lt;unitdate normal="1982"&gt;1982&lt;/unitdate&gt;</text:p>
      <text:p text:style-name="P266"><text:s text:c="20"/>&lt;/did&gt;</text:p>
      <text:p text:style-name="P267"><text:s text:c="16"/>&lt;/c&gt;</text:p>
      <text:p text:style-name="P268"><text:s text:c="16"/>&lt;!-- ... --&gt;</text:p>
      <text:p text:style-name="P269"><text:s text:c="12"/>&lt;/c&gt;</text:p>
      <text:p text:style-name="P270"><text:s text:c="12"/>&lt;c level="recordgrp"&gt;</text:p>
      <text:p text:style-name="P271"><text:s text:c="16"/>&lt;did&gt;</text:p>
      <text:p text:style-name="P272"><text:s text:c="20"/>&lt;unitid type="cote-de-consultation"&gt;20110282/15&lt;/unitid&gt;</text:p>
      <text:p text:style-name="P273"><text:s text:c="20"/>&lt;unittitle&gt;Hôtel de Soubise &lt;/unittitle&gt;</text:p>
      <text:p text:style-name="P274"><text:s text:c="20"/>&lt;unitdate normal="1981/1990" calendar="gregorian" era="ce"&gt;1981-1990&lt;/unitdate&gt;</text:p>
      <text:p text:style-name="P275"><text:s text:c="16"/>&lt;/did&gt;</text:p>
      <text:p text:style-name="P276"><text:s text:c="16"/>&lt;c level="subgrp"&gt;</text:p>
      <text:p text:style-name="P277"><text:s text:c="20"/>&lt;did&gt;</text:p>
      <text:p text:style-name="P278"><text:s text:c="24"/>&lt;unittitle&gt;Réfection des couvertures, versant nord&lt;/unittitle&gt;</text:p>
      <text:p text:style-name="P279"><text:s text:c="24"/>&lt;unitdate normal="1981/1982"&gt;1981-1982&lt;/unitdate&gt;</text:p>
      <text:p text:style-name="P280"><text:s text:c="20"/>&lt;/did&gt;</text:p>
      <text:p text:style-name="P281"><text:s text:c="16"/>&lt;/c&gt;</text:p>
      <text:p text:style-name="P282"><text:s text:c="16"/>&lt;c level="subgrp"&gt;</text:p>
      <text:p text:style-name="P283"><text:s text:c="20"/>&lt;did&gt;</text:p>
      <text:p text:style-name="P284"><text:s text:c="24"/>&lt;unittitle&gt;Réfection des chéneaux et brisis à l’aplomb des appartements de la princesse, versant sud et ouest sur chéneau encaissé côté cour de Clisson.&lt;/unittitle&gt;</text:p>
      <text:p text:style-name="P285"><text:s text:c="24"/>&lt;unitdate normal="1981/1985"&gt;1981-1985&lt;/unitdate&gt;</text:p>
      <text:p text:style-name="P286"><text:s text:c="20"/>&lt;/did&gt;</text:p>
      <text:p text:style-name="P287"><text:s text:c="16"/>&lt;/c&gt;</text:p>
      <text:p text:style-name="P288"><text:s text:c="12"/>&lt;/c&gt;</text:p>
      <text:p text:style-name="P289"><text:s text:c="8"/>&lt;/c&gt;</text:p>
      <text:p text:style-name="P290"><text:s text:c="4"/>&lt;/c&gt;</text:p>
      <text:p text:style-name="P291">&lt;/c&gt; <text:s text:c="7"/></text:p>
      <text:h text:style-name="Heading_20_1" text:outline-level="1"><text:bookmark-start text:name="documentation-de-lencodage-le-fichier-eac-cpf"/>Documentation de l’encodage : le fichier EAC-CPF<text:bookmark-end text:name="documentation-de-lencodage-le-fichier-eac-cpf"/></text:h>
      <text:p text:style-name="First_20_paragraph">Nous avons souhaité décrire les ajouts et les modifications apportés à la notice d’autorité d’origine consacrée à la Conservation régionale des monuments historiques d’Île-de-France.</text:p>
      <text:list text:style-name="L8">
        <text:list-item>
          <text:p text:style-name="P292"><text:span text:style-name="Source_Text">&lt;sources&gt;</text:span> : cet élément contient des éléments <text:span text:style-name="Source_Text">&lt;source&gt;</text:span>, qui représentent chacun une ressource dont on a tiré des informations utiles à l’élaboration de la notice. Chaque élément <text:span text:style-name="Source_Text">&lt;source&gt;</text:span> est porteur d’un attribut <text:span text:style-name="Source_Text">@xmlns:xlink</text:span> permettant le rattachement au namespace <text:a xlink:type="simple" xlink:href="https://www.w3.org/1999/xlink" office:name=""><text:span text:style-name="Definition">xlink</text:span></text:a>, ainsi qu’un attribut <text:span text:style-name="Source_Text">@xlink:href</text:span> dont la valeur est l’URL de la ressource en question. Chaque élément <text:span text:style-name="Source_Text">&lt;source&gt;</text:span> contient un élément <text:span text:style-name="Source_Text">&lt;sourceEntry&gt;</text:span> contenant l’intitulé de la source et sa date de consultation, ainsi qu’un élément <text:span text:style-name="Source_Text">&lt;descriptiveNote&gt;</text:span> qui permet de préciser sommairement, en texte libre structuré par un ou des éléments <text:span text:style-name="Source_Text">&lt;p&gt;</text:span>, quelles informations ont été trouvées grâce à cette source.</text:p>
        </text:list-item>
        <text:list-item>
          <text:p text:style-name="P292"><text:span text:style-name="Source_Text">&lt;conventionDeclaration&gt;</text:span> : Dans des éléments <text:span text:style-name="Source_Text">&lt;conventionDeclaration&gt;</text:span> distincts, on renseigne les normes et les référentiels qui ont permis d’établir la notice d’autorité. Chaque élément <text:span text:style-name="Source_Text">&lt;conventionDeclaration&gt;</text:span> contient un élément <text:span text:style-name="Source_Text">&lt;abbreviation&gt;</text:span> et un élément <text:span text:style-name="Source_Text">&lt;citation&gt;</text:span>. Dans l’élément <text:span text:style-name="Source_Text">&lt;abbreviation&gt;</text:span>, on précise la forme abrégée du nom de la norme. Dans l’élément <text:span text:style-name="Source_Text">&lt;citation&gt;</text:span>, on précise la forme développée du nom de la norme. Pour les référentiels, nous n’avons pas mis d’élément <text:span text:style-name="Source_Text">&lt;abbreviation&gt;</text:span>.</text:p>
        </text:list-item>
        <text:list-item>
          <text:p text:style-name="P292"><text:span text:style-name="Source_Text">&lt;nameEntry&gt;</text:span> : Le premier <text:span text:style-name="Source_Text">&lt;nameEntry&gt;</text:span> contient la forme autorisée du nom, ce que l’on précise grâce à l’attribut <text:span text:style-name="Source_Text">@localType</text:span> de valeur “autorisée”. La forme autorisée a été établie à partir de la notice d’autorité <text:a xlink:type="simple" xlink:href="https://aaf.ica-atom.org/region-conservation-regionale-des-monuments-historiques" office:name=""><text:span text:style-name="Definition"><text:span text:style-name="T1">Région. Conservation régionale des monuments historiques</text:span></text:span></text:a> du référentiel AToM (Référentiel pour l’administration locale). Cette notice suit la norme NF Z 44-060 relative à la forme et à la structure des vedettes des collectivités, ce qui a motivé notre choix. Les autres éléments <text:span text:style-name="Source_Text">&lt;nameEntry&gt;</text:span> contiennent les formes alternatives du nom. On indique les dates d’existence correspondantes étant donné que Puisque la notice d’autorité porte sur un producteur qui a changé de nom au fur et à mesure de son existence, on pourra indiquer, le cas échéant, les dates d’existence du producteur sous tel ou tel nom. Pour ce faire, on utilise un élément <text:span text:style-name="Source_Text">&lt;useDates&gt;</text:span> contenant un élément <text:span text:style-name="Source_Text">&lt;dateRange&gt;</text:span>. Ce dernier contient un élément <text:span text:style-name="Source_Text">&lt;fromDate&gt;</text:span> et un élément <text:span text:style-name="Source_Text">&lt;toDate&gt;</text:span>, qui permettent respectivement d’indiquer le début et la fin de la période concernée. Ces deux derniers éléments sont porteurs d’un attribut <text:span text:style-name="Source_Text">@standardDate</text:span> dont la valeur est la date au format standard, tel que définit par la norme ISO 8601. Les différents <text:span text:style-name="Source_Text">&lt;nameEntry&gt;</text:span> constituent des points d’accès à la notice d’autorité qui pourront notamment être mobilisés pour effectuer une recherche avancée.</text:p>
        </text:list-item>
        <text:list-item>
          <text:p text:style-name="P292"><text:span text:style-name="Source_Text">&lt;biogHist&gt;</text:span> : En plus de l’élément <text:span text:style-name="Source_Text">&lt;biogHist&gt;</text:span> de la notice d’autorité, un historique du producteur est présent dans l’instrument de recherche, au sein de l’élément <text:span text:style-name="Source_Text">&lt;bioghist&gt;</text:span>. Dans la salle des inventaires virtuels, un usager n’ira pas forcément lire, dans un premier temps, la notice d’autorité. C’est pourquoi conserver un historique du producteur est nécessaire pour que l’usager puisse pleinement comprendre l’instrument de recherche. Toutefois, dans la notice d’autorité, l’historique du producteur est plus complet.</text:p>
        </text:list-item>
        <text:list-item>
          <text:p text:style-name="P292"><text:span text:style-name="Source_Text">&lt;cpfRelation&gt;</text:span> : Deux relations d’identité sont présentes. Elles permettent d’aligner les données des Archives nationales sur des référentiels extérieurs produits par d’autres institutions patrimoniales, par exemple la Bibliothèque nationale de France. Ainsi, les usagers peuvent avoir une vision globale du producteur des archives, non limitée aux activités et fonctions dont sont issus les fonds d’archives. Dans la mesure du possible, les formes autorisées du nom et les dates d’existence proviennent des référentiels extérieurs à ceux des Archives nationales. Dans la cas où ces informations sont inconnues, les informations de la notice d’autorité des Archives nationales ont été utilisées.</text:p>
        </text:list-item>
        <text:list-item>
          <text:p text:style-name="P292">Par ailleurs, nous avons essayé de compléter du mieux possible les informations de da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7-08T16:37:21Z</meta:creation-date>
    <dc:date>2022-07-08T16:37:21Z</dc:date>
  </office:meta>
</office:document-meta>
</file>